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el" svg:font-family="Abe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automatic-styles>
    <style:style style:name="P1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fo:font-style="italic" loext:padding="0in" loext:border="none"/>
    </style:style>
    <style:style style:name="P2" style:family="paragraph" style:parent-style-name="Heading_20_4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c0c0c" loext:opacity="100%" style:font-name="var e-global-typography-primary-font-family" fo:font-size="11.25pt" loext:padding="0in" loext:border="none"/>
    </style:style>
    <style:style style:name="P3" style:family="paragraph" style:parent-style-name="Standard">
      <style:text-properties fo:color="#0c0c0c" loext:opacity="100%" style:font-name="var e-global-typography-primary-font-family" fo:font-size="13pt" fo:font-style="italic" fo:font-weight="bold" style:font-name-asian="DejaVu Sans" style:font-size-asian="13pt" style:font-weight-asian="bold" style:font-name-complex="FreeSans1" style:font-size-complex="13pt" style:font-weight-complex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000000" loext:opacity="100%" fo:font-size="11.25pt" loext:padding="0in" loext:border="none"/>
    </style:style>
    <style:style style:name="T1" style:family="text">
      <style:text-properties fo:font-style="italic"/>
    </style:style>
    <style:style style:name="T2" style:family="text">
      <style:text-properties fo:color="#000000" loext:opacity="100%" fo:font-size="11.25pt" fo:font-style="italic" loext:padding="0in" loext:border="none"/>
    </style:style>
    <style:style style:name="T3" style:family="text">
      <style:text-properties fo:color="#000000" loext:opacity="100%" fo:font-size="11.25pt" loext:padding="0in" loext:border="none"/>
    </style:style>
    <style:style style:name="T4" style:family="text">
      <style:text-properties officeooo:rsid="000c5349"/>
    </style:style>
    <style:style style:name="T5" style:family="text">
      <style:text-properties officeooo:rsid="000c5bf5"/>
    </style:style>
    <style:style style:name="T6" style:family="text">
      <style:text-properties officeooo:rsid="000c5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4">Familia </text:span><text:span text:style-name="T6">Nano</text:span><text:span text:style-name="T4"> – 0,</text:span><text:span text:style-name="T5">0</text:span><text:span text:style-name="T6">0</text:span><text:span text:style-name="T4">2 a </text:span><text:span text:style-name="T5">0,</text:span><text:span text:style-name="T6">0</text:span><text:span text:style-name="T4">2 mm</text:span></text:p>
      <text:p text:style-name="P3"/>
      <text:h text:style-name="P1" text:outline-level="4">Emiliania huxleyi</text:h>
      <text:p text:style-name="P4"><text:span text:style-name="T3">Los cocolitofóridos como </text:span><text:span text:style-name="Emphasis"><text:span text:style-name="T2">Emiliana</text:span></text:span><text:span text:style-name="T3"> pueden ser muy abundantes en el océano. Cuando mueren, sedimentan en el fondo oceánico. Con el tiempo forman una roca bien conocida: ¡la caliza!</text:span></text:p>
      <text:p text:style-name="P5"/>
      <text:p text:style-name="P5"/>
      <text:h text:style-name="P2" text:outline-level="4"><text:span text:style-name="T1">Chrysochromulina</text:span> sp.</text:h>
      <text:p text:style-name="P4"><text:span text:style-name="Emphasis"><text:span text:style-name="T2">Chrysochromulina</text:span></text:span><text:span text:style-name="T3"> es un grupo mixotrófico, lo que significa que son capaces obtener su energía mediante la fotosíntesis o la depredación usando a un apéndice llamado haptonema.</text:span></text:p>
      <text:p text:style-name="P5"/>
      <text:p text:style-name="P5"/>
      <text:h text:style-name="P2" text:outline-level="4"><text:span text:style-name="T1">Alexandrium</text:span> sp.</text:h>
      <text:p text:style-name="P4"><text:span text:style-name="Emphasis"><text:span text:style-name="T2">Alexandrium</text:span></text:span><text:span text:style-name="T3"> es una microalga que produce toxinas capaces de paralizar a un humano. Esta especie se reproduce rápidamente pudiendo alcanzar concentraciones de hasta varios millones de células por litro, coloreando el agua y provocando lo que conocemos como mareas rojas.</text:span></text:p>
      <text:p text:style-name="P5"/>
      <text:p text:style-name="P5"/>
      <text:h text:style-name="P1" text:outline-level="4">Cafeteria roenbergensis</text:h>
      <text:p text:style-name="P4"><text:span text:style-name="T3">El nombre </text:span><text:span text:style-name="Emphasis"><text:span text:style-name="T2">Cafeteria roenbergensis</text:span></text:span><text:span text:style-name="T3"> fue dado a este organismo debido a su feroz apetito, el cual provocó numerosas discusiones entre los científicos que lo descubrieron en la cafetería del laboratorio de Rønbjerg en Dinamarca.</text:span></text:p>
      <text:p text:style-name="P5"/>
      <text:p text:style-name="P5"/>
      <text:h text:style-name="P2" text:outline-level="4"><text:span text:style-name="T1">Rhabdosphaera</text:span> sp.</text:h>
      <text:p text:style-name="P4"><text:span text:style-name="Emphasis"><text:span text:style-name="T2">Rhabdosphaera</text:span></text:span><text:span text:style-name="T3"> sp. es una especie de cocolitofórido que desarrolla una cubierta calcárea compuesta por placas de calcita.</text:span></text:p>
      <text:p text:style-name="P5"/>
      <text:p text:style-name="P5"/>
      <text:h text:style-name="P2" text:outline-level="4"><text:span text:style-name="T1">Discosphaera</text:span> sp.</text:h>
      <text:p text:style-name="P4"><text:span text:style-name="Emphasis"><text:span text:style-name="T2">Discosphaera</text:span></text:span><text:span text:style-name="T3"> y </text:span><text:span text:style-name="Emphasis"><text:span text:style-name="T2">Rhabdosphaera</text:span></text:span><text:span text:style-name="T3"> son especies que están íntimamente relacionadas y se han llamado de la misma forma durante mucho tiempo. Los avances científicos permiten diferenciar cada vez más a las distintas especies, especialmente comparando su genética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el" svg:font-family="Abe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ar e-global-typography-primary-font-family" svg:font-family="'var e-global-typography-primary-font-family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19:53.742852376</meta:creation-date>
    <dc:date>2024-10-05T17:24:54.841224415</dc:date>
    <meta:editing-duration>PT5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99" meta:character-count="1360" meta:non-whitespace-character-count="1172"/>
  </office:meta>
</office:document-meta>
</file>